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7708in" fo:margin-left="-0.075in" fo:margin-top="0in" fo:margin-bottom="0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2.6139in"/>
    </style:style>
    <style:style style:name="Table1.C" style:family="table-column">
      <style:table-column-properties style:column-width="2.0007in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/>
    </style:style>
    <style:style style:name="Table1.2" style:family="table-row">
      <style:table-row-properties style:min-row-height="0.9861in" fo:keep-together="auto"/>
    </style:style>
    <style:style style:name="P1" style:family="paragraph" style:parent-style-name="Standard">
      <style:paragraph-properties fo:text-align="center" style:justify-single-word="false"/>
      <style:text-properties style:text-position="0% 100%" style:font-name="Courier New" fo:font-weight="bold" style:font-name-asian="Courier New1" style:font-weight-asian="bold" style:font-name-complex="Courier New1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Courier New" style:font-name-asian="Courier New1" style:font-name-complex="Courier New1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 style:text-position="0% 100%" style:font-name="Courier New" style:font-name-asian="Courier New1" style:font-name-complex="Courier New1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in" style:auto-text-indent="false"/>
      <style:text-properties style:font-name="Courier New" fo:font-size="11pt" style:font-name-asian="Courier New1" style:font-size-asian="11pt" style:font-name-complex="Courier New1" style:font-size-complex="11pt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style:font-name-asian="Courier New1" style:font-name-complex="Courier New1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position="0% 100%" style:font-name="Courier New" fo:font-size="12pt" fo:font-style="normal" style:font-name-asian="Courier New1" style:font-size-asian="12pt" style:font-style-asian="normal" style:font-name-complex="Courier New1" style:font-size-complex="12pt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text-position="0% 100%" style:font-name="Courier New" style:font-name-asian="Courier New1" style:font-name-complex="Courier New1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 style:master-page-name="Standard">
      <style:paragraph-properties fo:margin-left="0.7874in" fo:margin-right="0.5in" fo:margin-top="0.0693in" fo:margin-bottom="0in" loext:contextual-spacing="false" fo:line-height="100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style:font-name-asian="Courier New1" style:font-size-asian="12pt" style:font-style-asian="normal" style:font-name-complex="Courier New1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style:font-name-asian="Courier New1" style:font-size-asian="10pt" style:font-style-asian="normal" style:font-name-complex="Courier New1" style:font-size-complex="10pt"/>
    </style:style>
    <style:style style:name="P19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20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21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bold" style:font-name-asian="Courier New1" style:font-size-asian="12pt" style:font-style-asian="normal" style:font-weight-asian="bold" style:font-name-complex="Courier New1" style:font-size-complex="12pt"/>
    </style:style>
    <style:style style:name="P22" style:family="paragraph" style:parent-style-name="Standard">
      <style:paragraph-properties fo:margin-left="0in" fo:margin-right="0in" fo:margin-top="0in" fo:margin-bottom="0.0835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4pt" fo:font-style="italic" style:text-underline-style="none" fo:font-weight="bold" style:font-name-asian="Courier New1" style:font-size-asian="14pt" style:font-style-asian="italic" style:font-weight-asian="bold" style:font-name-complex="Courier New1" style:font-size-complex="14pt"/>
    </style:style>
    <style:style style:name="P23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bold" style:font-name-asian="Courier New1" style:font-size-asian="12pt" style:font-style-asian="normal" style:font-weight-asian="bold" style:font-name-complex="Courier New1" style:font-size-complex="12pt"/>
    </style:style>
    <style:style style:name="P24" style:family="paragraph" style:parent-style-name="Standard">
      <style:paragraph-properties fo:margin-left="0in" fo:margin-right="0in" fo:margin-top="0in" fo:margin-bottom="0.0972in" loext:contextual-spacing="false" fo:line-height="12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style:font-name-asian="Courier New1" style:font-size-asian="12pt" style:font-style-asian="normal" style:font-name-complex="Courier New1" style:font-size-complex="12pt"/>
    </style:style>
    <style:style style:name="P25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padding="0in" fo:border="none" fo:keep-with-next="auto"/>
      <style:text-properties style:font-name="Courier New" fo:font-weight="bold" style:font-name-asian="Courier New1" style:font-weight-asian="bold" style:font-name-complex="Courier New1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style:font-name-asian="Courier New1" style:font-name-complex="Courier New1"/>
    </style:style>
    <style:style style:name="P27" style:family="paragraph" style:parent-style-name="Standard">
      <style:paragraph-properties fo:text-align="center" style:justify-single-word="false"/>
      <style:text-properties style:font-name="Courier New" fo:font-weight="bold" style:font-name-asian="Courier New1" style:font-weight-asian="bold" style:font-name-complex="Courier New1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text-position="0% 100%" style:font-name="Courier New" fo:font-size="10pt" style:text-underline-style="none" style:font-name-asian="Courier New1" style:font-size-asian="10pt" style:font-name-complex="Courier New1" style:font-size-complex="10pt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Courier New" style:font-name-asian="Courier New1" style:font-name-complex="Courier New1"/>
    </style:style>
    <style:style style:name="P30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style:text-position="0% 100%" style:font-name="Courier New" fo:font-size="12pt" fo:font-style="normal" style:font-name-asian="Courier New1" style:font-size-asian="12pt" style:font-style-asian="normal" style:font-name-complex="Courier New1" style:font-size-complex="12pt"/>
    </style:style>
    <style:style style:name="P31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  <style:text-properties style:text-position="0% 100%" style:font-name="Courier New" fo:font-size="12pt" fo:font-style="normal" style:font-name-asian="Courier New1" style:font-size-asian="12pt" style:font-style-asian="normal" style:font-name-complex="Courier New1" style:font-size-complex="12pt"/>
    </style:style>
    <style:style style:name="P32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  <style:text-properties style:text-position="0% 100%" style:font-name="Courier New" fo:font-size="12pt" fo:font-style="normal" style:font-name-asian="Courier New1" style:font-size-asian="12pt" style:font-style-asian="normal" style:font-name-complex="Courier New1" style:font-size-complex="12pt"/>
    </style:style>
    <style:style style:name="P33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35" style:family="paragraph" style:parent-style-name="Standard" style:list-style-name="WWNum1">
      <style:paragraph-properties fo:margin-left="0.7083in" fo:margin-right="0in" fo:text-align="start" style:justify-single-word="false" fo:text-indent="-0.25in" style:auto-text-indent="false"/>
      <style:text-properties style:text-position="0% 100%" style:font-name="Courier New" style:font-name-asian="Courier New1" style:font-name-complex="Courier New1"/>
    </style:style>
    <style:style style:name="P36" style:family="paragraph" style:parent-style-name="Standard">
      <style:paragraph-properties fo:margin-left="0.7083in" fo:margin-right="0in" fo:text-align="start" style:justify-single-word="false" fo:text-indent="0in" style:auto-text-indent="false"/>
      <style:text-properties fo:color="#000000" style:text-position="0% 100%" style:font-name="Courier New" style:font-name-asian="Courier New1" style:font-name-complex="Courier New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urier New" fo:font-size="16pt" fo:font-style="normal" style:text-underline-style="none" fo:font-weight="bold" style:font-name-asian="Courier New1" style:font-size-asian="16pt" style:font-style-asian="normal" style:font-weight-asian="bold" style:font-name-complex="Courier New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style:font-name-asian="Courier New1" style:font-size-asian="12pt" style:font-style-asian="normal" style:font-name-complex="Courier New1" style:font-size-complex="12pt"/>
    </style:style>
    <style:style style:name="T3" style:family="text">
      <style:text-properties fo:font-variant="normal" fo:text-transform="none" fo:color="#ff00b7" style:text-line-through-style="none" style:text-line-through-type="none" style:text-position="0% 100%" style:font-name="Courier New" fo:font-size="10pt" fo:font-style="normal" style:text-underline-style="none" fo:font-weight="bold" style:font-name-asian="Courier New1" style:font-size-asian="10pt" style:font-style-asian="normal" style:font-weight-asian="bold" style:font-name-complex="Courier New1" style:font-size-complex="10pt"/>
    </style:style>
    <style:style style:name="T4" style:family="text">
      <style:text-properties style:font-name="Courier New" fo:font-size="16pt" fo:font-weight="bold" style:font-name-asian="Courier New1" style:font-size-asian="16pt" style:font-weight-asian="bold" style:font-name-complex="Courier New1" style:font-size-complex="16pt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text-position="0% 100%" style:font-name="Courier New" style:font-name-asian="Courier New1" style:font-name-complex="Courier New1"/>
    </style:style>
    <style:style style:name="T7" style:family="text">
      <style:text-properties fo:color="#cc0000" style:font-name="Courier New" fo:font-size="11pt" style:font-name-asian="Courier New1" style:font-size-asian="11pt" style:font-name-complex="Courier New1" style:font-size-complex="11pt"/>
    </style:style>
    <style:style style:name="T8" style:family="text">
      <style:text-properties fo:color="#cc0000" style:font-name="Courier New" fo:font-size="11pt" style:text-underline-style="solid" style:text-underline-width="auto" style:text-underline-color="font-color" style:font-name-asian="Courier New1" style:font-size-asian="11pt" style:font-name-complex="Courier New1" style:font-size-complex="11pt"/>
    </style:style>
    <style:style style:name="T9" style:family="text">
      <style:text-properties fo:color="#1155cc" style:font-name="Courier New" fo:font-size="11pt" style:text-underline-style="solid" style:text-underline-width="auto" style:text-underline-color="font-color" style:font-name-asian="Courier New1" style:font-size-asian="11pt" style:font-name-complex="Courier New1" style:font-size-complex="11pt"/>
    </style:style>
    <style:style style:name="T10" style:family="text">
      <style:text-properties fo:color="#1155cc" style:text-position="0% 100%" style:font-name="Courier New" style:text-underline-style="solid" style:text-underline-width="auto" style:text-underline-color="font-color" style:font-name-asian="Courier New1" style:font-name-complex="Courier New1"/>
    </style:style>
    <style:style style:name="T11" style:family="text">
      <style:text-properties fo:color="#ff00b7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2" style:family="text">
      <style:text-properties officeooo:rsid="0019a487"/>
    </style:style>
    <style:style style:name="T13" style:family="text">
      <style:text-properties style:text-underline-style="solid" style:text-underline-width="auto" style:text-underline-color="font-color" officeooo:rsid="0019a4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Performance Template for ICLC 20</text:span><text:span text:style-name="T4">20</text:span><text:span text:style-name="T1"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Performer 1</text:p>
          </table:table-cell>
          <table:table-cell table:style-name="Table1.A1" office:value-type="string">
            <text:p text:style-name="P27">Performer 2</text:p>
          </table:table-cell>
          <table:table-cell table:style-name="Table1.A1" office:value-type="string">
            <text:p text:style-name="P27">Performer 3</text:p>
          </table:table-cell>
        </table:table-row>
        <table:table-row table:style-name="Table1.2">
          <table:table-cell table:style-name="Table1.A1" office:value-type="string">
            <text:p text:style-name="P17">Affiliation1</text:p>
            <text:p text:style-name="P18">one@livecode.mx</text:p>
          </table:table-cell>
          <table:table-cell table:style-name="Table1.A1" office:value-type="string">
            <text:p text:style-name="P17">Affiliation2</text:p>
            <text:p text:style-name="P28">two@onthefly.ca</text:p>
          </table:table-cell>
          <table:table-cell table:style-name="Table1.A1" office:value-type="string">
            <text:p text:style-name="P17">Affiliation3</text:p>
            <text:p text:style-name="P18">three@creative.uk</text:p>
          </table:table-cell>
        </table:table-row>
      </table:table>
      <text:p text:style-name="P5">Title</text:p>
      <text:p text:style-name="P5"/>
      <text:p text:style-name="P21">Programme note</text:p>
      <text:p text:style-name="P9"><text:span text:style-name="T2">Please provide a programme note containing </text:span><text:span text:style-name="T5">(1 page max)</text:span></text:p>
      <text:p text:style-name="P23">Biography</text:p>
      <text:p text:style-name="P24">Please provide a short biography (100-150 words for each contributor).</text:p>
      <text:p text:style-name="P10"/>
      <text:p text:style-name="P25">Excerpt</text:p>
      <text:p text:style-name="P6"><text:span text:style-name="T12">P</text:span>lease include a <text:span text:style-name="T13">web link</text:span><text:span text:style-name="T12"> to</text:span> <text:span text:style-name="T12">a </text:span>short excerpt 1-2 minutes of your performance.</text:p>
      <text:p text:style-name="P6"/>
      <text:p text:style-name="P7"/>
      <text:p text:style-name="P8"><text:span text:style-name="T7">Submit the </text:span><text:span text:style-name="T8">pdf version only</text:span><text:span text:style-name="T7"> of your proposal here: </text:span><text:a xlink:type="simple" xlink:href="http://bluebox.ul.ie/index.php/iclc2020/iclc2020" text:style-name="ListLabel_20_37" text:visited-style-name="ListLabel_20_37"><text:span text:style-name="T9">http://bluebox.ul.ie/index.php/iclc2020/iclc2020</text:span></text:a></text:p>
      <text:p text:style-name="P6"/>
      <text:p text:style-name="P22">Note: Please fill the following technical questionnaire.</text:p>
      <text:p text:style-name="P1"/>
      <text:p text:style-name="P2">To be filled, saved and submitted with all Performance and Workshop proposals. Please answer all the questions of the questionnaire. </text:p>
      <text:p text:style-name="P2"/>
      <text:p text:style-name="P2"/>
      <text:p text:style-name="P2"/>
      <text:p text:style-name="P3"><text:span text:style-name="T5">1</text:span><text:span text:style-name="T6">. Specify which of the following performance settings would be preferred (note: you may be asked to perform within a different setting than your preferred setting):</text:span></text:p>
      <text:p text:style-name="P2"/>
      <text:list xml:id="list7897777024979221407" text:style-name="WWNum2">
        <text:list-item>
          <text:p text:style-name="P30">On stage in a quiet concert hall, audience in fixed seating facing the stage</text:p>
        </text:list-item>
        <text:list-item>
          <text:p text:style-name="P30">Flexible performance environment without stage or fixed seating</text:p>
        </text:list-item>
        <text:list-item>
          <text:p text:style-name="P30">Algorave/club setting</text:p>
        </text:list-item>
        <text:list-item>
          <text:p text:style-name="P30"><text:soft-page-break/>Other-please specify:</text:p>
        </text:list-item>
      </text:list>
      <text:p text:style-name="P2"/>
      <text:p text:style-name="P2"/>
      <text:p text:style-name="P2"/>
      <text:p text:style-name="P2"/>
      <text:p text:style-name="P2">4. Maximum duration in minutes (note: keep in mind that you may be asked to perform within a narrower time frame)</text:p>
      <text:p text:style-name="P2"/>
      <text:p text:style-name="P2"/>
      <text:p text:style-name="P2"/>
      <text:p text:style-name="P2">5. Please specify what type of loudspeaker system is required.</text:p>
      <text:p text:style-name="P13"/>
      <text:list xml:id="list3755605108846213094" text:style-name="WWNum3">
        <text:list-item>
          <text:p text:style-name="P31">Stereo</text:p>
        </text:list-item>
        <text:list-item>
          <text:p text:style-name="P33">Quadraphonic</text:p>
        </text:list-item>
        <text:list-item>
          <text:p text:style-name="P31">Octophonic</text:p>
        </text:list-item>
        <text:list-item>
          <text:p text:style-name="P31">Other – please specify:</text:p>
        </text:list-item>
      </text:list>
      <text:p text:style-name="P14"/>
      <text:p text:style-name="P14"/>
      <text:p text:style-name="P14"/>
      <text:p text:style-name="P11">OTHER Technical Requirements (Monitors, DI)</text:p>
      <text:p text:style-name="P11"/>
      <text:p text:style-name="P11"/>
      <text:p text:style-name="P13"/>
      <text:p text:style-name="P2"/>
      <text:p text:style-name="P2">6. Please specify what projection/display equipment is required.</text:p>
      <text:p text:style-name="P12"/>
      <text:list xml:id="list3068861305403998743" text:style-name="WWNum4">
        <text:list-item>
          <text:p text:style-name="P34">Number of projectors</text:p>
        </text:list-item>
        <text:list-item>
          <text:p text:style-name="P34">Resolution</text:p>
        </text:list-item>
        <text:list-item>
          <text:p text:style-name="P32">Other – please specify:</text:p>
        </text:list-item>
      </text:list>
      <text:p text:style-name="P2"/>
      <text:p text:style-name="P2"/>
      <text:p text:style-name="P2"/>
      <text:p text:style-name="P3"><text:span text:style-name="T6">7. Please specify what Internet requirements does the performance</text:span><text:span text:style-name="T5"> </text:span><text:span text:style-name="T6">have.</text:span></text:p>
      <text:p text:style-name="P2"/>
      <text:list xml:id="list1562062470765126040" text:style-name="WWNum1">
        <text:list-item>
          <text:p text:style-name="P35">No Internet requirements at all</text:p>
        </text:list-item>
        <text:list-item>
          <text:p text:style-name="P35">Basic Internet access (i.e. no publicly reachable sockets,<text:tab/>low bandwidth)</text:p>
        </text:list-item>
        <text:list-item>
          <text:p text:style-name="P35">Other Internet access (i.e. publicly reachable open sockets, particular bandwidth </text:p>
        </text:list-item>
      </text:list>
      <text:p text:style-name="P36">requirements, etc) – please specify:</text:p>
      <text:p text:style-name="P4"/>
      <text:p text:style-name="P4"/>
      <text:p text:style-name="P3"><text:span text:style-name="T6">8. Please let us know </text:span><text:span text:style-name="T5">i</text:span><text:span text:style-name="T6">f there are any other requirements </text:span><text:span text:style-name="T5">we </text:span><text:span text:style-name="T6">should be aware of</text:span><text:span text:style-name="T5">:</text:span></text:p>
      <text:p text:style-name="P2"/>
      <text:p text:style-name="P2"/>
      <text:p text:style-name="P2"/>
      <text:p text:style-name="P2"><text:soft-page-break/></text:p>
      <text:p text:style-name="P3"><text:span text:style-name="T6">*If you have any questions, please contact the </text:span><text:span text:style-name="T5">Performance Chair </text:span><text:span text:style-name="T6">at </text:span><text:a xlink:type="simple" xlink:href="mailto:neil.oconnor@ul.ie" text:style-name="ListLabel_20_38" text:visited-style-name="ListLabel_20_38"><text:span text:style-name="T10">neil.oconnor@ul.ie</text:span></text:a><text:span text:style-name="T11"> </text:span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CA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style:font-name="Courier New" fo:font-family="'Courier New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style:font-name="Courier New" fo:font-family="'Courier New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="Courier New" fo:font-family="'Courier New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style:font-name="Courier New" fo:font-family="'Courier New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color="#1155cc" style:font-name="Courier New" fo:font-family="'Courier New'" style:font-family-generic="roman" style:font-pitch="variable" fo:font-size="11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position="0% 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7083in"/>
        </style:list-level-properties>
        <style:text-properties style:font-name="Noto Sans Symbols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9583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083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4583in"/>
        </style:list-level-properties>
        <style:text-properties style:font-name="Noto Sans Symbols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7083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958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2.2083in"/>
        </style:list-level-properties>
        <style:text-properties style:font-name="Noto Sans Symbols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4583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7083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04T16:05:02.452704014</dc:date>
    <meta:editing-duration>PT1M10S</meta:editing-duration>
    <meta:editing-cycles>1</meta:editing-cycles>
    <meta:document-statistic meta:table-count="1" meta:image-count="0" meta:object-count="0" meta:page-count="3" meta:paragraph-count="43" meta:word-count="282" meta:character-count="1883" meta:non-whitespace-character-count="1650"/>
  </office:meta>
</office:document-meta>
</file>